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enterprise-monitoring-accounts"/>Enterprise Monitoring Accounts<text:bookmark-end text:name="enterprise-monitoring-accounts"/></text:h>
      <text:h text:style-name="Heading_20_2" text:outline-level="2"><text:bookmark-start text:name="objective"/>Objective<text:bookmark-end text:name="objective"/></text:h>
      <text:p text:style-name="First_20_paragraph">Create role-based account to enable enterprise monitoring and visibility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Assign roles to approved GC stakeholders to enable enterprise visibility. Roles include billing reader, policy contributor/reader, security reader, and global reader.</text:p>
        </text:list-item>
        <text:list-item>
          <text:p text:style-name="P1">[ ] Ensure that multi-factor authentication mechanism for enterprise monitoring accounts is enabled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resence of GC enterprise role-based accounts created by Department for GC approved stakeholders.</text:p>
        </text:list-item>
        <text:list-item>
          <text:p text:style-name="P2">[ ] Confirm that accounts have appropriate read access to Departmental tenant environment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3</text:p>
        </text:list-item>
        <text:list-item>
          <text:p text:style-name="P4">CSE Top 10 #2</text:p>
        </text:list-item>
        <text:list-item>
          <text:p text:style-name="P4">Related security controls: AC‑2, AC‑2(1), AC‑3, AC‑5, AC‑6, AC‑6(5), AC‑6(10), AC‑7, AC‑9, AC‑19, AC‑20(3), IA‑2, IA‑2(1), IA‑2(2), IA‑2(11), IA‑4, IA‑5, IA‑5(1), IA‑5(6), IA‑5(7), IA‑5(13), IA‑6, IA‑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